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5795in" svg:y="0.2173in">
            <draw:object draw:notify-on-update-of-ranges="Sheet1.B2:Sheet1.B2 Sheet1.B3:Sheet1.B34 Sheet1.D2:Sheet1.D2 Sheet1.D3:Sheet1.D34 Sheet1.B2:Sheet1.B2 Sheet1.B3:Sheet1.B34 Sheet1.E2:Sheet1.E2 Sheet1.E3:Sheet1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ngle-threaded version</text:p>
          </table:table-cell>
          <table:table-cell office:value-type="string" calcext:value-type="string">
            <text:p>multi-threaded_ver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read_cou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64.02" calcext:value-type="float">
            <text:p>64.02</text:p>
          </table:table-cell>
          <table:table-cell office:value-type="float" office:value="1" calcext:value-type="float">
            <text:p>1</text:p>
          </table:table-cell>
          <table:table-cell office:value-type="float" office:value="75.2076" calcext:value-type="float">
            <text:p>75.2076</text:p>
          </table:table-cell>
          <table:table-cell table:formula="of:=1/[.C3]" office:value-type="float" office:value="0.0132965285423282" calcext:value-type="float">
            <text:p>0.0132965285423282</text:p>
          </table:table-cell>
          <table:table-cell table:formula="of:=[.D$3]*[.B3]" office:value-type="float" office:value="0.0132965285423282" calcext:value-type="float">
            <text:p>0.0132965285423282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float" office:value="40.8389" calcext:value-type="float">
            <text:p>40.8389</text:p>
          </table:table-cell>
          <table:table-cell table:formula="of:=1/[.C4]" office:value-type="float" office:value="0.0244864577645333" calcext:value-type="float">
            <text:p>0.0244864577645333</text:p>
          </table:table-cell>
          <table:table-cell table:formula="of:=[.D$3]*[.B4]" office:value-type="float" office:value="0.0265930570846563" calcext:value-type="float">
            <text:p>0.0265930570846563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office:value-type="float" office:value="27.8904" calcext:value-type="float">
            <text:p>27.8904</text:p>
          </table:table-cell>
          <table:table-cell table:formula="of:=1/[.C5]" office:value-type="float" office:value="0.0358546309841379" calcext:value-type="float">
            <text:p>0.0358546309841379</text:p>
          </table:table-cell>
          <table:table-cell table:formula="of:=[.D$3]*[.B5]" office:value-type="float" office:value="0.0398895856269845" calcext:value-type="float">
            <text:p>0.0398895856269845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float" office:value="25.1061" calcext:value-type="float">
            <text:p>25.1061</text:p>
          </table:table-cell>
          <table:table-cell table:formula="of:=1/[.C6]" office:value-type="float" office:value="0.0398309574167234" calcext:value-type="float">
            <text:p>0.0398309574167234</text:p>
          </table:table-cell>
          <table:table-cell table:formula="of:=[.D$3]*[.B6]" office:value-type="float" office:value="0.0531861141693127" calcext:value-type="float">
            <text:p>0.0531861141693127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office:value-type="float" office:value="20.1787" calcext:value-type="float">
            <text:p>20.1787</text:p>
          </table:table-cell>
          <table:table-cell table:formula="of:=1/[.C7]" office:value-type="float" office:value="0.049557206361163" calcext:value-type="float">
            <text:p>0.049557206361163</text:p>
          </table:table-cell>
          <table:table-cell table:formula="of:=[.D$3]*[.B7]" office:value-type="float" office:value="0.0664826427116408" calcext:value-type="float">
            <text:p>0.0664826427116408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office:value-type="float" office:value="16.2924" calcext:value-type="float">
            <text:p>16.2924</text:p>
          </table:table-cell>
          <table:table-cell table:formula="of:=1/[.C8]" office:value-type="float" office:value="0.0613783113598979" calcext:value-type="float">
            <text:p>0.0613783113598979</text:p>
          </table:table-cell>
          <table:table-cell table:formula="of:=[.D$3]*[.B8]" office:value-type="float" office:value="0.079779171253969" calcext:value-type="float">
            <text:p>0.079779171253969</text:p>
          </table:table-cell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office:value-type="float" office:value="14.7472" calcext:value-type="float">
            <text:p>14.7472</text:p>
          </table:table-cell>
          <table:table-cell table:formula="of:=1/[.C9]" office:value-type="float" office:value="0.0678094824780297" calcext:value-type="float">
            <text:p>0.0678094824780297</text:p>
          </table:table-cell>
          <table:table-cell table:formula="of:=[.D$3]*[.B9]" office:value-type="float" office:value="0.0930756997962972" calcext:value-type="float">
            <text:p>0.0930756997962972</text:p>
          </table:table-cell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office:value-type="float" office:value="13.8566" calcext:value-type="float">
            <text:p>13.8566</text:p>
          </table:table-cell>
          <table:table-cell table:formula="of:=1/[.C10]" office:value-type="float" office:value="0.0721677756448191" calcext:value-type="float">
            <text:p>0.0721677756448191</text:p>
          </table:table-cell>
          <table:table-cell table:formula="of:=[.D$3]*[.B10]" office:value-type="float" office:value="0.106372228338625" calcext:value-type="float">
            <text:p>0.106372228338625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office:value-type="float" office:value="13.904" calcext:value-type="float">
            <text:p>13.904</text:p>
          </table:table-cell>
          <table:table-cell table:formula="of:=1/[.C11]" office:value-type="float" office:value="0.071921749136939" calcext:value-type="float">
            <text:p>0.071921749136939</text:p>
          </table:table-cell>
          <table:table-cell table:formula="of:=[.D$3]*[.B11]" office:value-type="float" office:value="0.119668756880954" calcext:value-type="float">
            <text:p>0.119668756880954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office:value-type="float" office:value="12.863" calcext:value-type="float">
            <text:p>12.863</text:p>
          </table:table-cell>
          <table:table-cell table:formula="of:=1/[.C12]" office:value-type="float" office:value="0.0777423618129519" calcext:value-type="float">
            <text:p>0.0777423618129519</text:p>
          </table:table-cell>
          <table:table-cell table:formula="of:=[.D$3]*[.B12]" office:value-type="float" office:value="0.132965285423282" calcext:value-type="float">
            <text:p>0.132965285423282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office:value-type="float" office:value="11.7699" calcext:value-type="float">
            <text:p>11.7699</text:p>
          </table:table-cell>
          <table:table-cell table:formula="of:=1/[.C13]" office:value-type="float" office:value="0.0849624890610795" calcext:value-type="float">
            <text:p>0.0849624890610795</text:p>
          </table:table-cell>
          <table:table-cell table:formula="of:=[.D$3]*[.B13]" office:value-type="float" office:value="0.14626181396561" calcext:value-type="float">
            <text:p>0.14626181396561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office:value-type="float" office:value="11.2057" calcext:value-type="float">
            <text:p>11.2057</text:p>
          </table:table-cell>
          <table:table-cell table:formula="of:=1/[.C14]" office:value-type="float" office:value="0.0892402973486708" calcext:value-type="float">
            <text:p>0.0892402973486708</text:p>
          </table:table-cell>
          <table:table-cell table:formula="of:=[.D$3]*[.B14]" office:value-type="float" office:value="0.159558342507938" calcext:value-type="float">
            <text:p>0.159558342507938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2"/>
          <table:table-cell table:formula="of:=[.D$3]*[.B15]" office:value-type="float" office:value="0.172854871050266" calcext:value-type="float">
            <text:p>0.172854871050266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2"/>
          <table:table-cell table:formula="of:=[.D$3]*[.B16]" office:value-type="float" office:value="0.186151399592594" calcext:value-type="float">
            <text:p>0.186151399592594</text:p>
          </table:table-cell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2"/>
          <table:table-cell table:formula="of:=[.D$3]*[.B17]" office:value-type="float" office:value="0.199447928134923" calcext:value-type="float">
            <text:p>0.199447928134923</text:p>
          </table:table-cell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office:value-type="float" office:value="9.02366" calcext:value-type="float">
            <text:p>9.02366</text:p>
          </table:table-cell>
          <table:table-cell table:formula="of:=1/[.C18]" office:value-type="float" office:value="0.11081977822746" calcext:value-type="float">
            <text:p>0.11081977822746</text:p>
          </table:table-cell>
          <table:table-cell table:formula="of:=[.D$3]*[.B18]" office:value-type="float" office:value="0.212744456677251" calcext:value-type="float">
            <text:p>0.212744456677251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2"/>
          <table:table-cell table:formula="of:=[.D$3]*[.B19]" office:value-type="float" office:value="0.226040985219579" calcext:value-type="float">
            <text:p>0.226040985219579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2"/>
          <table:table-cell table:formula="of:=[.D$3]*[.B20]" office:value-type="float" office:value="0.239337513761907" calcext:value-type="float">
            <text:p>0.239337513761907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2"/>
          <table:table-cell table:formula="of:=[.D$3]*[.B21]" office:value-type="float" office:value="0.252634042304235" calcext:value-type="float">
            <text:p>0.252634042304235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office:value-type="float" office:value="7.86143" calcext:value-type="float">
            <text:p>7.86143</text:p>
          </table:table-cell>
          <table:table-cell table:formula="of:=1/[.C22]" office:value-type="float" office:value="0.127203320515479" calcext:value-type="float">
            <text:p>0.127203320515479</text:p>
          </table:table-cell>
          <table:table-cell table:formula="of:=[.D$3]*[.B22]" office:value-type="float" office:value="0.265930570846563" calcext:value-type="float">
            <text:p>0.265930570846563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2"/>
          <table:table-cell table:formula="of:=[.D$3]*[.B23]" office:value-type="float" office:value="0.279227099388892" calcext:value-type="float">
            <text:p>0.279227099388892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2"/>
          <table:table-cell table:formula="of:=[.D$3]*[.B24]" office:value-type="float" office:value="0.29252362793122" calcext:value-type="float">
            <text:p>0.29252362793122</text:p>
          </table:table-cell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2"/>
          <table:table-cell table:formula="of:=[.D$3]*[.B25]" office:value-type="float" office:value="0.305820156473548" calcext:value-type="float">
            <text:p>0.305820156473548</text:p>
          </table:table-cell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office:value-type="float" office:value="6.89355" calcext:value-type="float">
            <text:p>6.89355</text:p>
          </table:table-cell>
          <table:table-cell table:formula="of:=1/[.C26]" office:value-type="float" office:value="0.145063138731133" calcext:value-type="float">
            <text:p>0.145063138731133</text:p>
          </table:table-cell>
          <table:table-cell table:formula="of:=[.D$3]*[.B26]" office:value-type="float" office:value="0.319116685015876" calcext:value-type="float">
            <text:p>0.319116685015876</text:p>
          </table:table-cell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2"/>
          <table:table-cell table:formula="of:=[.D$3]*[.B27]" office:value-type="float" office:value="0.332413213558204" calcext:value-type="float">
            <text:p>0.332413213558204</text:p>
          </table:table-cell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2"/>
          <table:table-cell table:formula="of:=[.D$3]*[.B28]" office:value-type="float" office:value="0.345709742100532" calcext:value-type="float">
            <text:p>0.345709742100532</text:p>
          </table:table-cell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2"/>
          <table:table-cell table:formula="of:=[.D$3]*[.B29]" office:value-type="float" office:value="0.359006270642861" calcext:value-type="float">
            <text:p>0.359006270642861</text:p>
          </table:table-cell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office:value-type="float" office:value="6.65852" calcext:value-type="float">
            <text:p>6.65852</text:p>
          </table:table-cell>
          <table:table-cell table:formula="of:=1/[.C30]" office:value-type="float" office:value="0.150183524266654" calcext:value-type="float">
            <text:p>0.150183524266654</text:p>
          </table:table-cell>
          <table:table-cell table:formula="of:=[.D$3]*[.B30]" office:value-type="float" office:value="0.372302799185189" calcext:value-type="float">
            <text:p>0.372302799185189</text:p>
          </table:table-cell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2"/>
          <table:table-cell table:formula="of:=[.D$3]*[.B31]" office:value-type="float" office:value="0.385599327727517" calcext:value-type="float">
            <text:p>0.385599327727517</text:p>
          </table:table-cell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2"/>
          <table:table-cell table:formula="of:=[.D$3]*[.B32]" office:value-type="float" office:value="0.398895856269845" calcext:value-type="float">
            <text:p>0.398895856269845</text:p>
          </table:table-cell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number-columns-repeated="2"/>
          <table:table-cell table:formula="of:=[.D$3]*[.B33]" office:value-type="float" office:value="0.412192384812173" calcext:value-type="float">
            <text:p>0.412192384812173</text:p>
          </table:table-cell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office:value-type="float" office:value="6.29932" calcext:value-type="float">
            <text:p>6.29932</text:p>
          </table:table-cell>
          <table:table-cell table:formula="of:=1/[.C34]" office:value-type="float" office:value="0.158747293358648" calcext:value-type="float">
            <text:p>0.158747293358648</text:p>
          </table:table-cell>
          <table:table-cell table:formula="of:=[.D$3]*[.B34]" office:value-type="float" office:value="0.425488913354501" calcext:value-type="float">
            <text:p>0.425488913354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21:04:30.727945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9:11:19.179593141</meta:creation-date>
    <dc:date>2024-11-12T21:08:13.042814783</dc:date>
    <meta:editing-duration>PT29M55S</meta:editing-duration>
    <meta:editing-cycles>19</meta:editing-cycles>
    <meta:generator>LibreOffice/24.2.6.2$Linux_X86_64 LibreOffice_project/420$Build-2</meta:generator>
    <meta:document-statistic meta:table-count="1" meta:cell-count="10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2cm" svg:y="3.946cm" style:legend-expansion="high" chart:style-name="ch2"/>
        <chart:plot-area chart:style-name="ch3" table:cell-range-address="Sheet1.B2:Sheet1.B34 Sheet1.D2:Sheet1.E34" chart:data-source-has-labels="row" svg:x="0.32cm" svg:y="0.18cm" svg:width="13.042cm" svg:height="8.64cm">
          <chart:coordinate-region svg:x="1.27cm" svg:y="0.382cm" svg:width="11.9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34" chart:label-cell-address="Sheet1.D2:Sheet1.D2" chart:class="chart:scatter">
            <chart:domain table:cell-range-address="Sheet1.B3:Sheet1.B34"/>
            <chart:data-point chart:repeated="32"/>
          </chart:series>
          <chart:series chart:style-name="ch8" chart:values-cell-range-address="Sheet1.E3:Sheet1.E34" chart:label-cell-address="Sheet1.E2:Sheet1.E2" chart:class="chart:scatte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</text:p>
                <draw:g>
                  <svg:desc>Sheet1.D2:Sheet1.D2</svg:desc>
                </draw:g>
              </table:table-cell>
              <table:table-cell office:value-type="string">
                <text:p>linear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34</svg:desc>
                </draw:g>
              </table:table-cell>
              <table:table-cell office:value-type="float" office:value="0.0132965285423282">
                <text:p>0.0132965285423282</text:p>
                <draw:g>
                  <svg:desc>Sheet1.D3:Sheet1.D34</svg:desc>
                </draw:g>
              </table:table-cell>
              <table:table-cell office:value-type="float" office:value="0.0132965285423282">
                <text:p>0.0132965285423282</text:p>
                <draw:g>
                  <svg:desc>Sheet1.E3:Sheet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44864577645333">
                <text:p>0.0244864577645333</text:p>
              </table:table-cell>
              <table:table-cell office:value-type="float" office:value="0.0265930570846563">
                <text:p>0.0265930570846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58546309841379">
                <text:p>0.0358546309841379</text:p>
              </table:table-cell>
              <table:table-cell office:value-type="float" office:value="0.0398895856269845">
                <text:p>0.0398895856269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98309574167234">
                <text:p>0.0398309574167234</text:p>
              </table:table-cell>
              <table:table-cell office:value-type="float" office:value="0.0531861141693127">
                <text:p>0.0531861141693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9557206361163">
                <text:p>0.049557206361163</text:p>
              </table:table-cell>
              <table:table-cell office:value-type="float" office:value="0.0664826427116408">
                <text:p>0.0664826427116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13783113598979">
                <text:p>0.0613783113598979</text:p>
              </table:table-cell>
              <table:table-cell office:value-type="float" office:value="0.079779171253969">
                <text:p>0.079779171253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678094824780297">
                <text:p>0.0678094824780297</text:p>
              </table:table-cell>
              <table:table-cell office:value-type="float" office:value="0.0930756997962972">
                <text:p>0.0930756997962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21677756448191">
                <text:p>0.0721677756448191</text:p>
              </table:table-cell>
              <table:table-cell office:value-type="float" office:value="0.106372228338625">
                <text:p>0.106372228338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71921749136939">
                <text:p>0.071921749136939</text:p>
              </table:table-cell>
              <table:table-cell office:value-type="float" office:value="0.119668756880954">
                <text:p>0.119668756880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777423618129519">
                <text:p>0.0777423618129519</text:p>
              </table:table-cell>
              <table:table-cell office:value-type="float" office:value="0.132965285423282">
                <text:p>0.132965285423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849624890610795">
                <text:p>0.0849624890610795</text:p>
              </table:table-cell>
              <table:table-cell office:value-type="float" office:value="0.14626181396561">
                <text:p>0.14626181396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892402973486708">
                <text:p>0.0892402973486708</text:p>
              </table:table-cell>
              <table:table-cell office:value-type="float" office:value="0.159558342507938">
                <text:p>0.159558342507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72854871050266">
                <text:p>0.172854871050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186151399592594">
                <text:p>0.186151399592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199447928134923">
                <text:p>0.199447928134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1081977822746">
                <text:p>0.11081977822746</text:p>
              </table:table-cell>
              <table:table-cell office:value-type="float" office:value="0.212744456677251">
                <text:p>0.2127444566772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26040985219579">
                <text:p>0.2260409852195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39337513761907">
                <text:p>0.239337513761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52634042304235">
                <text:p>0.252634042304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27203320515479">
                <text:p>0.127203320515479</text:p>
              </table:table-cell>
              <table:table-cell office:value-type="float" office:value="0.265930570846563">
                <text:p>0.2659305708465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79227099388892">
                <text:p>0.2792270993888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9252362793122">
                <text:p>0.29252362793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305820156473548">
                <text:p>0.305820156473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45063138731133">
                <text:p>0.145063138731133</text:p>
              </table:table-cell>
              <table:table-cell office:value-type="float" office:value="0.319116685015876">
                <text:p>0.319116685015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332413213558204">
                <text:p>0.332413213558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345709742100532">
                <text:p>0.345709742100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359006270642861">
                <text:p>0.359006270642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50183524266654">
                <text:p>0.150183524266654</text:p>
              </table:table-cell>
              <table:table-cell office:value-type="float" office:value="0.372302799185189">
                <text:p>0.372302799185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385599327727517">
                <text:p>0.385599327727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398895856269845">
                <text:p>0.398895856269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412192384812173">
                <text:p>0.4121923848121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58747293358648">
                <text:p>0.158747293358648</text:p>
              </table:table-cell>
              <table:table-cell office:value-type="float" office:value="0.425488913354501">
                <text:p>0.425488913354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